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35d" officeooo:paragraph-rsid="0005f35d"/>
    </style:style>
    <style:style style:name="P2" style:family="paragraph" style:parent-style-name="Standard">
      <style:text-properties officeooo:rsid="0007518e" officeooo:paragraph-rsid="0007518e"/>
    </style:style>
    <style:style style:name="P3" style:family="paragraph" style:parent-style-name="Standard">
      <style:text-properties officeooo:rsid="0007a8f1" officeooo:paragraph-rsid="0007a8f1"/>
    </style:style>
    <style:style style:name="P4" style:family="paragraph" style:parent-style-name="Standard">
      <style:text-properties officeooo:rsid="000b3bdf" officeooo:paragraph-rsid="000b3bdf"/>
    </style:style>
    <style:style style:name="P5" style:family="paragraph" style:parent-style-name="Standard">
      <style:text-properties officeooo:rsid="000c034f" officeooo:paragraph-rsid="000c034f"/>
    </style:style>
    <style:style style:name="P6" style:family="paragraph" style:parent-style-name="Standard">
      <style:text-properties officeooo:rsid="000ecba9"/>
    </style:style>
    <style:style style:name="P7" style:family="paragraph" style:parent-style-name="Standard">
      <style:text-properties officeooo:rsid="000ecba9" officeooo:paragraph-rsid="000ecba9"/>
    </style:style>
    <style:style style:name="P8" style:family="paragraph" style:parent-style-name="Standard">
      <style:text-properties officeooo:rsid="000efedc" officeooo:paragraph-rsid="000efedc"/>
    </style:style>
    <style:style style:name="P9" style:family="paragraph" style:parent-style-name="Standard">
      <style:text-properties officeooo:rsid="0010e221" officeooo:paragraph-rsid="0010e221"/>
    </style:style>
    <style:style style:name="P10" style:family="paragraph" style:parent-style-name="Standard">
      <style:text-properties officeooo:rsid="001279dc" officeooo:paragraph-rsid="001279dc"/>
    </style:style>
    <style:style style:name="P11" style:family="paragraph" style:parent-style-name="Standard">
      <style:text-properties officeooo:rsid="0013a6e2" officeooo:paragraph-rsid="0013a6e2"/>
    </style:style>
    <style:style style:name="P12" style:family="paragraph" style:parent-style-name="Standard">
      <style:text-properties officeooo:rsid="0013d7cb" officeooo:paragraph-rsid="0013d7cb"/>
    </style:style>
    <style:style style:name="P13" style:family="paragraph" style:parent-style-name="Standard">
      <style:text-properties officeooo:rsid="0016fea9" officeooo:paragraph-rsid="0016fea9"/>
    </style:style>
    <style:style style:name="P14" style:family="paragraph" style:parent-style-name="Standard">
      <style:text-properties officeooo:rsid="001906cc" officeooo:paragraph-rsid="001906cc"/>
    </style:style>
    <style:style style:name="P15" style:family="paragraph" style:parent-style-name="Standard">
      <style:text-properties officeooo:rsid="0016fea9" officeooo:paragraph-rsid="0016fea9"/>
    </style:style>
    <style:style style:name="P16" style:family="paragraph" style:parent-style-name="Standard">
      <style:text-properties officeooo:rsid="0019c6e0" officeooo:paragraph-rsid="0019c6e0"/>
    </style:style>
    <style:style style:name="T1" style:family="text">
      <style:text-properties officeooo:rsid="00096265"/>
    </style:style>
    <style:style style:name="T2" style:family="text">
      <style:text-properties officeooo:rsid="000a858a"/>
    </style:style>
    <style:style style:name="T3" style:family="text">
      <style:text-properties officeooo:rsid="000ad0d8"/>
    </style:style>
    <style:style style:name="T4" style:family="text">
      <style:text-properties officeooo:rsid="000efedc"/>
    </style:style>
    <style:style style:name="T5" style:family="text">
      <style:text-properties officeooo:rsid="000f8084"/>
    </style:style>
    <style:style style:name="T6" style:family="text">
      <style:text-properties officeooo:rsid="0010e221"/>
    </style:style>
    <style:style style:name="T7" style:family="text">
      <style:text-properties officeooo:rsid="001279dc"/>
    </style:style>
    <style:style style:name="T8" style:family="text">
      <style:text-properties officeooo:rsid="0013a6e2"/>
    </style:style>
    <style:style style:name="T9" style:family="text">
      <style:text-properties officeooo:rsid="0013d7cb"/>
    </style:style>
    <style:style style:name="T10" style:family="text">
      <style:text-properties officeooo:rsid="00157277"/>
    </style:style>
    <style:style style:name="T11" style:family="text">
      <style:text-properties officeooo:rsid="0019c6e0"/>
    </style:style>
    <style:style style:name="T12" style:family="text">
      <style:text-properties officeooo:rsid="001a89ed"/>
    </style:style>
    <style:style style:name="T13" style:family="text">
      <style:text-properties officeooo:rsid="001c75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****</text:p>
      <text:p text:style-name="P7">Оппл: Нужно <text:span text:style-name="T4">идти на помощь</text:span>!</text:p>
      <text:p text:style-name="P7">Оппл: Да… <text:span text:style-name="T4">помочь</text:span>. Я ведь за этим пойду туда?</text:p>
      <text:p text:style-name="P7">*Оппл крутит головой туда-сюда пытаясь собраться*</text:p>
      <text:p text:style-name="P7">Оппл: Просто не думай об этом!</text:p>
      <text:p text:style-name="P7">Оппл: Я иду их спасать!</text:p>
      <text:p text:style-name="P7">****</text:p>
      <text:p text:style-name="P7">*Оппл выбегает к площади и замечает медленно крадущегося чейнжлинга к двум детям*</text:p>
      <text:p text:style-name="P7">*Оппл <text:span text:style-name="T11">п</text:span>о<text:span text:style-name="T11">д</text:span>бирает магией камень и метко кидает его в затылок*</text:p>
      <text:p text:style-name="P7">*Чейнжлинг оборачивается*</text:p>
      <text:p text:style-name="P7">???: Хссссс!</text:p>
      <text:p text:style-name="P7">*Дети убегают прочь, а чейнжлинг поворачивается и направляется к Опплу*</text:p>
      <text:p text:style-name="P8">*Оппл закидывает следующий камень прямо в его глаз и <text:span text:style-name="T11">тот</text:span> начинает стремительно набегать*</text:p>
      <text:p text:style-name="P8">*Оппл уворачивается и пытается найти чем ещё бросить в него*</text:p>
      <text:p text:style-name="P8">*Чейнжлинг <text:span text:style-name="T5">в этот момент </text:span><text:span text:style-name="T6">делает выпад всем телом на Оппла сбивая его на каменный пол</text:span>*</text:p>
      <text:p text:style-name="P9">*<text:span text:style-name="T7">Оппл выстрелил зарядом магии в его голову, но тот увернулся, расплавив только ухо на 50%, из-за чего сильно взбесился, встав на дыбы и заносил удар передними копытами</text:span>*</text:p>
      <text:p text:style-name="P10">*<text:span text:style-name="T8">Вид из глаз Оппла</text:span>*</text:p>
      <text:p text:style-name="P11">*Оппл отворачивая голову закрывает глаза(темнеет экран, но так как будто закрываются глаза)*</text:p>
      <text:p text:style-name="P11">*Играет звук негромкого магического взрыва*</text:p>
      <text:p text:style-name="P11">*Оппл медленно раскрывает глаза и видит перед собой чейнжлинга без рога валяющегося мёртвым*</text:p>
      <text:p text:style-name="P11">*Оппл медленно поворачивает голову наверх и видит Sunbolt, с искрящимся артефактом в форме gray wrench*</text:p>
      <text:p text:style-name="P11">*Sunbolt подаёт копыто Опплу и тот медленно его принимает*</text:p>
      <text:p text:style-name="P11">*Камера показывается от третьего лица*</text:p>
      <text:p text:style-name="P11">*Sunbolt смотрит на него, но Оппл отворачивается от неё*</text:p>
      <text:p text:style-name="P11">*Оппл шатаясь идёт медленно прочь от неё*</text:p>
      <text:p text:style-name="P11">*<text:span text:style-name="T9">Камера приближается, показывая только Оппла, который замедлял свои шаги</text:span>*</text:p>
      <text:p text:style-name="P12">*Показывается как его его спину ложится копыто Sunbolt*</text:p>
      <text:p text:style-name="P12">*Оппл опускает голову и вместе с этим опускается камера, но та опускается быстрее останавливась сильно внизу, что не видно его морды*</text:p>
      <text:p text:style-name="P12">*<text:span text:style-name="T10">Показывается как слеза падает вниз</text:span>*</text:p>
      <text:p text:style-name="P13">****</text:p>
      <text:p text:style-name="P16">Показ слайдами, как Они сражаются с чейнжлингами, присоединяются к страже.</text:p>
      <text:p text:style-name="P16">****</text:p>
      <text:p text:style-name="P16">Показ сцены, где Оппл <text:span text:style-name="T12">бросает камень в глаз чейнжлингу который начинал стрелять магией в Sunbolt которая не успевала своим артефактом, чтобы тот потерял концетрацию.</text:span></text:p>
      <text:p text:style-name="P13">****</text:p>
      <text:p text:style-name="P13">*Показывается, как восстанавливается силовое поле и вместе с этим, все<text:span text:style-name="T13">х</text:span> чейнжлинг<text:span text:style-name="T13">ов</text:span> смета<text:span text:style-name="T13">е</text:span>т прочь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0:54:55.427056135</meta:creation-date>
    <meta:generator>LibreOffice/24.2.7.2$Linux_X86_64 LibreOffice_project/420$Build-2</meta:generator>
    <dc:date>2025-05-14T19:08:04.603956482</dc:date>
    <meta:editing-duration>PT1H26M16S</meta:editing-duration>
    <meta:editing-cycles>24</meta:editing-cycles>
    <meta:document-statistic meta:table-count="0" meta:image-count="0" meta:object-count="0" meta:page-count="1" meta:paragraph-count="35" meta:word-count="306" meta:character-count="2018" meta:non-whitespace-character-count="1747"/>
  </office:meta>
</office:document-meta>
</file>